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F0" style:family="paragraph">
      <style:paragraph-properties fo:break-before="page" fo:text-align="center"/>
      <style:text-properties fo:font-size="48pt" style:font-size-asian="48pt" fo:language="en" fo:country="GB"/>
    </style:style>
    <style:style style:name="P6" style:parent-style-name="Standard" style:family="paragraph">
      <style:paragraph-properties fo:text-align="center"/>
      <style:text-properties fo:font-size="48pt" style:font-size-asian="48pt" fo:language="en" fo:country="GB"/>
    </style:style>
    <style:style style:name="P7" style:parent-style-name="Standard" style:family="paragraph">
      <style:paragraph-properties fo:text-align="center"/>
    </style:style>
    <style:style style:name="T8" style:parent-style-name="Absatz-Standardschriftart" style:family="text">
      <style:text-properties fo:font-size="48pt" style:font-size-asian="48pt" fo:language="en" fo:country="GB"/>
    </style:style>
    <style:style style:name="P9" style:parent-style-name="Standard" style:family="paragraph">
      <style:paragraph-properties fo:text-align="center"/>
    </style:style>
    <style:style style:name="T10" style:parent-style-name="Absatz-Standardschriftart" style:family="text">
      <style:text-properties fo:font-size="22pt" style:font-size-asian="22pt" fo:language="en" fo:country="GB"/>
    </style:style>
    <style:style style:name="T11" style:parent-style-name="Absatz-Standardschriftart" style:family="text">
      <style:text-properties fo:font-size="22pt" style:font-size-asian="22pt" fo:language="en" fo:country="GB"/>
    </style:style>
    <style:style style:name="T12" style:parent-style-name="Absatz-Standardschriftart" style:family="text">
      <style:text-properties style:text-position="sub 65.6%" fo:font-size="16pt" style:font-size-asian="16pt" style:font-size-complex="16pt" fo:language="en" fo:country="GB"/>
    </style:style>
    <style:style style:name="P13" style:parent-style-name="Standard" style:family="paragraph">
      <style:paragraph-properties fo:text-align="center"/>
      <style:text-properties fo:font-size="22pt" style:font-size-asian="22pt" fo:language="en" fo:country="GB"/>
    </style:style>
    <style:style style:name="P14" style:parent-style-name="Standard" style:family="paragraph">
      <style:paragraph-properties fo:text-align="center"/>
      <style:text-properties fo:font-size="22pt" style:font-size-asian="22pt" fo:language="en" fo:country="GB"/>
    </style:style>
    <style:style style:name="P15" style:parent-style-name="Standard" style:family="paragraph">
      <style:paragraph-properties fo:text-align="center"/>
      <style:text-properties fo:font-size="22pt" style:font-size-asian="22pt" fo:language="en" fo:country="GB"/>
    </style:style>
    <style:style style:name="P16" style:parent-style-name="Standard" style:family="paragraph">
      <style:paragraph-properties fo:text-align="center"/>
      <style:text-properties fo:language="en" fo:country="GB"/>
    </style:style>
    <style:style style:name="P17" style:parent-style-name="Standard" style:family="paragraph">
      <style:paragraph-properties fo:text-align="center"/>
      <style:text-properties fo:font-size="24pt" style:font-size-asian="24pt" fo:language="en" fo:country="GB"/>
    </style:style>
    <style:style style:name="P18" style:parent-style-name="Standard" style:family="paragraph">
      <style:paragraph-properties fo:text-align="center"/>
      <style:text-properties fo:language="en" fo:country="GB"/>
    </style:style>
    <style:style style:name="P19" style:parent-style-name="Standard" style:family="paragraph">
      <style:text-properties fo:language="en" fo:country="GB"/>
    </style:style>
    <style:style style:name="P20" style:parent-style-name="Standard" style:family="paragraph">
      <style:paragraph-properties fo:text-align="center"/>
      <style:text-properties fo:language="en" fo:country="GB"/>
    </style:style>
    <style:style style:name="P21" style:parent-style-name="Standard" style:family="paragraph">
      <style:paragraph-properties fo:text-align="center" fo:line-height="100%"/>
      <style:text-properties fo:language="en" fo:country="GB"/>
    </style:style>
    <style:style style:name="P22" style:parent-style-name="Überschrift1" style:family="paragraph">
      <style:paragraph-properties fo:break-before="page"/>
      <style:text-properties fo:language="en" fo:country="GB"/>
    </style:style>
    <style:style style:name="P23" style:parent-style-name="Standard" style:family="paragraph">
      <style:text-properties fo:language="en" fo:country="GB"/>
    </style:style>
    <style:style style:name="P24" style:parent-style-name="Überschrift2" style:family="paragraph">
      <style:text-properties fo:language="en" fo:country="GB"/>
    </style:style>
    <style:style style:name="P25" style:parent-style-name="Standard" style:family="paragraph">
      <style:text-properties fo:language="en" fo:country="GB"/>
    </style:style>
    <style:style style:name="P26" style:parent-style-name="Listenabsatz" style:family="paragraph">
      <style:text-properties fo:language="en" fo:country="GB"/>
    </style:style>
    <style:style style:name="P27" style:parent-style-name="Standard" style:family="paragraph">
      <style:text-properties fo:language="en" fo:country="GB"/>
    </style:style>
    <style:style style:name="P28" style:parent-style-name="Standard" style:family="paragraph">
      <style:text-properties fo:language="en" fo:country="GB"/>
    </style:style>
    <style:style style:name="P29" style:parent-style-name="Überschrift2" style:family="paragraph">
      <style:text-properties fo:language="en" fo:country="GB"/>
    </style:style>
    <style:style style:name="P30" style:parent-style-name="Standard" style:family="paragraph">
      <style:text-properties fo:language="en" fo:country="GB"/>
    </style:style>
    <style:style style:name="P31" style:parent-style-name="Listenabsatz" style:family="paragraph">
      <style:text-properties fo:language="en" fo:country="GB"/>
    </style:style>
    <style:style style:name="P32" style:parent-style-name="Überschrift2" style:family="paragraph">
      <style:text-properties fo:language="en" fo:country="GB"/>
    </style:style>
    <style:style style:name="P33" style:parent-style-name="Standard" style:family="paragraph">
      <style:text-properties fo:language="en" fo:country="GB"/>
    </style:style>
    <style:style style:name="P34" style:parent-style-name="Listenabsatz" style:family="paragraph">
      <style:text-properties fo:language="en" fo:country="GB"/>
    </style:style>
    <style:style style:name="P35" style:parent-style-name="Listenabsatz" style:family="paragraph">
      <style:text-properties fo:language="en" fo:country="GB"/>
    </style:style>
    <style:style style:name="P36" style:parent-style-name="Standard" style:family="paragraph">
      <style:text-properties fo:language="en" fo:country="GB"/>
    </style:style>
    <style:style style:name="P37" style:parent-style-name="Standard" style:family="paragraph">
      <style:text-properties fo:language="en" fo:country="GB"/>
    </style:style>
    <style:style style:name="P38" style:parent-style-name="Standard" style:family="paragraph">
      <style:text-properties fo:language="en" fo:country="GB"/>
    </style:style>
    <style:style style:name="P39" style:parent-style-name="Standard" style:family="paragraph">
      <style:paragraph-properties fo:line-height="100%"/>
      <style:text-properties fo:language="en" fo:country="GB"/>
    </style:style>
    <style:style style:name="P40" style:parent-style-name="Listenabsatz" style:family="paragraph">
      <style:paragraph-properties fo:line-height="100%"/>
      <style:text-properties fo:language="en" fo:country="GB"/>
    </style:style>
    <style:style style:name="P41" style:parent-style-name="Standard" style:family="paragraph">
      <style:paragraph-properties fo:line-height="100%"/>
      <style:text-properties fo:language="en" fo:country="GB"/>
    </style:style>
    <style:style style:name="P42" style:parent-style-name="Standard" style:family="paragraph">
      <style:paragraph-properties fo:line-height="100%"/>
      <style:text-properties fo:language="en" fo:country="GB"/>
    </style:style>
    <style:style style:name="P43" style:parent-style-name="Standard" style:family="paragraph">
      <style:paragraph-properties fo:line-height="100%"/>
      <style:text-properties fo:language="en" fo:country="GB"/>
    </style:style>
    <style:style style:name="P44" style:parent-style-name="Listenabsatz" style:family="paragraph">
      <style:paragraph-properties fo:line-height="100%"/>
      <style:text-properties fo:language="en" fo:country="GB"/>
    </style:style>
    <style:style style:name="P45" style:parent-style-name="Standard" style:family="paragraph">
      <style:paragraph-properties fo:line-height="100%"/>
      <style:text-properties fo:language="en" fo:country="GB"/>
    </style:style>
    <style:style style:name="P46" style:parent-style-name="Listenabsatz" style:family="paragraph">
      <style:paragraph-properties fo:line-height="100%"/>
      <style:text-properties fo:language="en" fo:country="GB"/>
    </style:style>
    <style:style style:name="P47" style:parent-style-name="Standard" style:family="paragraph">
      <style:text-properties fo:language="en" fo:country="GB"/>
    </style:style>
    <style:style style:name="P48" style:parent-style-name="Überschrift1" style:family="paragraph">
      <style:text-properties fo:language="en" fo:country="GB"/>
    </style:style>
    <style:style style:name="P49" style:parent-style-name="Standard" style:family="paragraph">
      <style:text-properties fo:language="en" fo:country="GB"/>
    </style:style>
    <style:style style:name="P50" style:parent-style-name="Standard" style:family="paragraph">
      <style:text-properties fo:language="en" fo:country="GB"/>
    </style:style>
    <style:style style:name="P51" style:parent-style-name="Standard" style:family="paragraph">
      <style:text-properties fo:language="en" fo:country="GB"/>
    </style:style>
    <style:style style:name="P52" style:parent-style-name="Standard" style:family="paragraph">
      <style:text-properties fo:language="en" fo:country="GB"/>
    </style:style>
    <style:style style:name="P53" style:parent-style-name="Überschrift1" style:family="paragraph">
      <style:text-properties fo:language="en" fo:country="GB"/>
    </style:style>
    <style:style style:name="P54" style:parent-style-name="Standard" style:family="paragraph">
      <style:text-properties fo:language="en" fo:country="GB"/>
    </style:style>
    <style:style style:name="T55" style:parent-style-name="Hyperlink" style:family="text">
      <style:text-properties fo:language="en" fo:country="GB"/>
    </style:style>
    <style:style style:name="T56" style:parent-style-name="Absatz-Standardschriftart" style:family="text">
      <style:text-properties fo:language="en" fo:country="GB"/>
    </style:style>
    <style:style style:name="P57" style:parent-style-name="Standard" style:family="paragraph">
      <style:text-properties fo:language="en" fo:country="GB"/>
    </style:style>
    <style:style style:name="P58" style:parent-style-name="Überschrift1" style:family="paragraph">
      <style:text-properties fo:language="en" fo:country="GB"/>
    </style:style>
    <style:style style:name="P59" style:parent-style-name="Standard" style:family="paragraph">
      <style:text-properties fo:language="en" fo:country="GB"/>
    </style:style>
    <style:style style:name="P60" style:parent-style-name="Standard" style:family="paragraph">
      <style:text-properties fo:language="en" fo:country="GB"/>
    </style:style>
    <style:style style:name="P61" style:parent-style-name="Standard" style:family="paragraph">
      <style:text-properties fo:language="en" fo:country="GB"/>
    </style:style>
    <style:style style:name="P62" style:parent-style-name="Standard" style:family="paragraph">
      <style:text-properties fo:language="en" fo:country="GB"/>
    </style:style>
    <style:style style:name="P63" style:parent-style-name="Überschrift1" style:family="paragraph">
      <style:text-properties fo:language="en" fo:country="GB"/>
    </style:style>
    <style:style style:name="T64" style:parent-style-name="Absatz-Standardschriftart" style:family="text">
      <style:text-properties fo:language="en" fo:country="GB"/>
    </style:style>
    <style:style style:name="T65" style:parent-style-name="Absatz-Standardschriftart" style:family="text">
      <style:text-properties fo:language="en" fo:country="GB"/>
    </style:style>
    <style:style style:name="T66" style:parent-style-name="Absatz-Standardschriftart" style:family="text">
      <style:text-properties fo:language="en" fo:country="GB"/>
    </style:style>
    <style:style style:name="T67" style:parent-style-name="Absatz-Standardschriftart" style:family="text">
      <style:text-properties fo:language="en" fo:country="GB"/>
    </style:style>
    <style:style style:name="T68" style:parent-style-name="Absatz-Standardschriftart" style:family="text">
      <style:text-properties fo:language="en" fo:country="GB"/>
    </style:style>
    <style:style style:name="T69" style:parent-style-name="Absatz-Standardschriftart" style:family="text">
      <style:text-properties fo:language="en" fo:country="GB"/>
    </style:style>
    <style:style style:name="T70" style:parent-style-name="Absatz-Standardschriftart" style:family="text">
      <style:text-properties fo:language="en" fo:country="GB"/>
    </style:style>
    <style:style style:name="T71" style:parent-style-name="Absatz-Standardschriftart" style:family="text">
      <style:text-properties fo:font-style="italic" style:font-style-asian="italic" fo:language="en" fo:country="GB"/>
    </style:style>
    <style:style style:name="T72" style:parent-style-name="Absatz-Standardschriftart" style:family="text">
      <style:text-properties fo:language="en" fo:country="GB"/>
    </style:style>
    <style:style style:name="P73" style:parent-style-name="Standard" style:family="paragraph">
      <style:text-properties fo:language="en" fo:country="GB"/>
    </style:style>
    <style:style style:name="P74" style:parent-style-name="Standard" style:family="paragraph">
      <style:text-properties fo:language="en" fo:country="GB"/>
    </style:style>
    <style:style style:name="P75" style:parent-style-name="Standard" style:family="paragraph">
      <style:text-properties fo:language="en" fo:country="GB"/>
    </style:style>
    <style:style style:name="P76" style:parent-style-name="Überschrift1" style:family="paragraph">
      <style:text-properties fo:language="en" fo:country="GB"/>
    </style:style>
    <style:style style:name="T77" style:parent-style-name="Absatz-Standardschriftart" style:family="text">
      <style:text-properties fo:language="en" fo:country="GB"/>
    </style:style>
    <style:style style:name="T78" style:parent-style-name="Absatz-Standardschriftart" style:family="text">
      <style:text-properties fo:language="en" fo:country="GB"/>
    </style:style>
    <style:style style:name="T79" style:parent-style-name="Absatz-Standardschriftart" style:family="text">
      <style:text-properties fo:language="en" fo:country="GB"/>
    </style:style>
    <style:style style:name="T80" style:parent-style-name="Absatz-Standardschriftart" style:family="text">
      <style:text-properties fo:language="en" fo:country="GB"/>
    </style:style>
    <style:style style:name="T81" style:parent-style-name="Absatz-Standardschriftart" style:family="text">
      <style:text-properties fo:language="en" fo:country="GB"/>
    </style:style>
    <style:style style:name="T82" style:parent-style-name="Absatz-Standardschriftart" style:family="text">
      <style:text-properties fo:language="en" fo:country="GB"/>
    </style:style>
    <style:style style:name="T83" style:parent-style-name="Absatz-Standardschriftart" style:family="text">
      <style:text-properties fo:language="en" fo:country="GB"/>
    </style:style>
    <style:style style:name="T84" style:parent-style-name="Absatz-Standardschriftart" style:family="text">
      <style:text-properties fo:language="en" fo:country="GB"/>
    </style:style>
    <style:style style:name="T85" style:parent-style-name="Absatz-Standardschriftart" style:family="text">
      <style:text-properties fo:language="en" fo:country="GB"/>
    </style:style>
    <style:style style:name="T86" style:parent-style-name="Absatz-Standardschriftart" style:family="text">
      <style:text-properties fo:language="en" fo:country="GB"/>
    </style:style>
    <style:style style:name="T87" style:parent-style-name="Absatz-Standardschriftart" style:family="text">
      <style:text-properties fo:language="en" fo:country="GB"/>
    </style:style>
    <style:style style:name="T88" style:parent-style-name="Absatz-Standardschriftart" style:family="text">
      <style:text-properties fo:language="en" fo:country="GB"/>
    </style:style>
  </office:automatic-styles>
  <office:body>
    <office:text text:use-soft-page-breaks="true">
      <text:p text:style-name="P1"/>
      <text:p text:style-name="P6"/>
      <text:p text:style-name="P7"><text:span text:style-name="T8">Introduction into Object-Oriented Programming</text:span></text:p>
      <text:p text:style-name="P9"><text:span text:style-name="T10">Coursework 1</text:span><text:span text:style-name="T11"><text:line-break/></text:span><text:span text:style-name="T12">Mustafa Bozkurt</text:span></text:p>
      <text:p text:style-name="P13"/>
      <text:p text:style-name="P14"/>
      <text:p text:style-name="P15"/>
      <text:p text:style-name="P16"/>
      <text:p text:style-name="P17">Chess Game</text:p>
      <text:p text:style-name="P18"/>
      <text:p text:style-name="P19"/>
      <text:p text:style-name="P20"/>
      <text:p text:style-name="P21">Johannes Niklas Hartmann<text:line-break/>Queen Marry University London<text:line-break/>Software Engineering MSc<text:line-break/>170904935</text:p>
      <text:soft-page-break/>
      <text:h text:style-name="P22" text:outline-level="1">Introduction</text:h>
      <text:p text:style-name="P23">The application is a console based two player chess game.</text:p>
      <text:h text:style-name="P24" text:outline-level="2">How to compile</text:h>
      <text:p text:style-name="P25">First make sure you are in<text:s/>the root folder of this game. To compile the code just run the following command. It deletes eventually<text:s/>existing<text:s/>old compiled code and compile the project.</text:p>
      <text:list text:style-name="LFO10" text:continue-numbering="true">
        <text:list-item>
          <text:p text:style-name="P26">make clean &amp;&amp; make</text:p>
        </text:list-item>
      </text:list>
      <text:p text:style-name="P27">The rules how to compile the code are defined in the Makefile.</text:p>
      <text:p text:style-name="P28">Note: Make sure<text:s/>you have the latest gcc compiler version installed to compile the code</text:p>
      <text:h text:style-name="P29" text:outline-level="2">How to execute</text:h>
      <text:p text:style-name="P30">To start the game, simply execute the following command in your<text:s/>terminal<text:s/>at the project root folder.</text:p>
      <text:list text:style-name="LFO10" text:continue-numbering="true">
        <text:list-item>
          <text:p text:style-name="P31">./build/main</text:p>
        </text:list-item>
      </text:list>
      <text:h text:style-name="P32" text:outline-level="2">How to play</text:h>
      <text:p text:style-name="P33">To play the game, the player will be asked<text:s/>to enter a figures origin and target. To select a figure just type in its coordinates. For<text:s/>example,<text:s/>to make an initial move type in:</text:p>
      <text:list text:style-name="LFO10" text:continue-numbering="true">
        <text:list-item>
          <text:p text:style-name="P34">Please select a figure: E2</text:p>
        </text:list-item>
        <text:list-item>
          <text:p text:style-name="P35">Please select a target: E4</text:p>
        </text:list-item>
      </text:list>
      <text:p text:style-name="P36">Note: The input is case insensitive</text:p>
      <text:p text:style-name="P37">If you type in<text:s/>an<text:s/>invalid input, the player will be asked to retype in your move. The game accepts only valid moves corresponding to the standard chess rules. After a<text:s/>successful<text:s/>move the current board will be printed. Now the second player<text:s/>can<text:s/>type in<text:s/>its<text:s/>move.</text:p>
      <text:p text:style-name="P38">There are also bunch<text:s/>of extra commands to type in at the beginning of a move: <text:s text:c="2"/></text:p>
      <text:p text:style-name="P39">Undo the last move:</text:p>
      <text:list text:style-name="LFO11" text:continue-numbering="true">
        <text:list-item>
          <text:p text:style-name="P40">:u</text:p>
        </text:list-item>
      </text:list>
      <text:p text:style-name="P41">Save the game to a file:</text:p>
      <text:list text:style-name="LFO6" text:continue-numbering="true">
        <text:list-item>
          <text:p text:style-name="P42">:s</text:p>
        </text:list-item>
      </text:list>
      <text:p text:style-name="P43">Load a previous saved game:</text:p>
      <text:list text:style-name="LFO6" text:continue-numbering="true">
        <text:list-item>
          <text:p text:style-name="P44">:l</text:p>
        </text:list-item>
      </text:list>
      <text:p text:style-name="P45">Quit the game:</text:p>
      <text:list text:style-name="LFO6" text:continue-numbering="true">
        <text:list-item>
          <text:p text:style-name="P46">:q</text:p>
        </text:list-item>
      </text:list>
      <text:p text:style-name="P47">Note: It is only possible to save one<text:s/>save game. The file location is at the<text:s/>root folder: SaveFile.txt. If the player wants to protect the<text:s/>save game<text:s/>from overriding, he should move it to another location</text:p>
      <text:h text:style-name="P48" text:outline-level="1">Programming approach</text:h>
      <text:p text:style-name="P49">The application is implemented using the Model View Controller approach.</text:p>
      <text:soft-page-break/>
      <text:p text:style-name="P50">Therefore,<text:s/>the model holds all the game logic and<text:s/>implements the chess<text:s/>rules. The<text:s/>class “Board” represents the chessboard. It has a 2D chessman pointer array as member to represent the chessboard, and moves will be made with the applyMove<text:s/>method. Chessman is an abstract class that is used as interface for<text:s/>each individual chessman. Each<text:s/>individual<text:s/>chessman must implement the getPossibleMoves<text:s/>method<text:s/>should contain the individual game logic of the individual chessman.</text:p>
      <text:p text:style-name="P51">The “View” class implements all needed user interaction over stdin and stdout as well as file interaction to load and save the game.</text:p>
      <text:p text:style-name="P52">The “Controller” class combines view with the model and implements the game<text:s/>cycle.<text:s/>Therefore,<text:s/>it<text:s/>continuously<text:s/>asks the user for new moves until one player is checkmate/draw or the game is ended by a user command.</text:p>
      <text:h text:style-name="P53" text:outline-level="1">Documentation</text:h>
      <text:p text:style-name="P54">The project is documented using Java-Doc style code comments. The detailed documentation can be found at:</text:p>
      <text:p text:style-name="Standard"><text:a xlink:href="https://incrediblehannes.github.io/QMUL-ChessGame/html/index.html" office:target-frame-name="_top" xlink:show="replace"><text:span text:style-name="T55">https://incrediblehannes.github.io/QMUL-ChessGame/html/index.html</text:span></text:a><text:span text:style-name="T56"><text:s/></text:span></text:p>
      <text:p text:style-name="P57">This documentation contains a<text:s/>brief<text:s/>explanation<text:s/>of each<text:s/>method. The documentation was generated by doxygen and<text:s/>its<text:s/>hosted by GitHub pages. There is also<text:s/>an<text:s/>offline version in the source code folder.</text:p>
      <text:h text:style-name="P58" text:outline-level="1">Issues during the Implementation</text:h>
      <text:p text:style-name="P59">Because auf<text:s/>the use of a pointer array, pointing to each chessman, I had big issues with memory leaks and segmentation faults. But in the<text:s/>end,<text:s/>I was able to solve this memory leaks.</text:p>
      <text:p text:style-name="P60">In<text:s/>general,<text:s/>the usage of that many pointes caused<text:s/>many issues, which could have been<text:s/>avoided<text:s/>using<text:s/>smartpointers.</text:p>
      <text:p text:style-name="P61">The rest of the Implementation was straight<text:s/>forward, even if some special moves were not that well supported by the design. For<text:s/>example,<text:s/>the design of the “move”<text:s/>class supports<text:s/>only to move one figure from<text:s/>an<text:s/>origin to<text:s/>a target position. To support moves like<text:s/>castling, which involves movements of<text:s/>two<text:s/>figures, the “applyMove”<text:s/>method<text:s/>must<text:s/>check<text:s/>if a move is a<text:s/>castling<text:s/>and react properly. This issue could have been avoided if the move would implement the game logic of<text:s/>this special moves, and the board simply applies<text:s/>a move without extra checks.</text:p>
      <text:p text:style-name="P62"/>
      <text:h text:style-name="P63" text:outline-level="1">Limitation of the Application</text:h>
      <text:p text:style-name="Standard"><text:span text:style-name="T64">Unfortunately,</text:span><text:span text:style-name="T65"><text:s/>the draw of a<text:s/></text:span><text:span text:style-name="T66">chess game</text:span><text:span text:style-name="T67"><text:s/>is only implemented very basically because of the limited time of this coursework. It only supports a draw<text:s/></text:span><text:span text:style-name="T68">when there is no possible anymore move for the current player.<text:s/></text:span><text:span text:style-name="T69">Also,</text:span><text:span text:style-name="T70"><text:s/>the<text:s/></text:span><text:bookmark-start text:name="En_passant"/><text:bookmark-end text:name="En_passant"/>En<text:span text:style-name="T71"><text:s/>passant<text:s/></text:span><text:span text:style-name="T72">rule is not implemented.</text:span></text:p>
      <text:p text:style-name="P73">Also,<text:s/>there is no AI implemented. The application is<text:s/>a<text:s/>two player only game.</text:p>
      <text:p text:style-name="P74">The undo function may make some problems in some special cases. For<text:s/>example,<text:s/>it is not possible to undo a<text:s/>castling<text:s/>and do it again, because the undo function does not reset the moved flag inside the chessman. It would be a bigger<text:s/>refactor<text:s/>to fix this bug, because my architecture does not support<text:s/>an<text:s/>easy fix.</text:p>
      <text:p text:style-name="P75"/>
      <text:soft-page-break/>
      <text:h text:style-name="P76" text:outline-level="1">Testing of the<text:s/>Application</text:h>
      <text:p text:style-name="Standard"><text:span text:style-name="T77">To make sure that the application is free of memory leaks, valgrind was used as a tool to<text:s/></text:span><text:span text:style-name="T78">analyse</text:span><text:span text:style-name="T79"><text:s/>and debug the code.<text:s/></text:span><text:span text:style-name="T80">Also,</text:span><text:span text:style-name="T81"><text:s/>the load from file functionality was<text:s/></text:span><text:span text:style-name="T82">very</text:span><text:span text:style-name="T83"><text:s/>helpful to apply many moves at once and check if every rule is applied correct</text:span><text:span text:style-name="T84">ly.<text:s/></text:span><text:span text:style-name="T85">Unfortunately,</text:span><text:span text:style-name="T86"><text:s/>I was unable to implement<text:s/></text:span><text:span text:style-name="T87">proper</text:span><text:span text:style-name="T88"><text:s/>Tests because the limited time and the complexity of the chess gam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fo:color="#2F5496" fo:font-size="13pt" style:font-size-asian="13pt" style:font-size-complex="13pt" fo:hyphenate="false"/>
    </style:style>
    <style:style style:name="Überschrift4" style:display-name="Überschrift 4" style:family="paragraph" style:parent-style-name="Heading" style:default-outline-level="4">
      <style:text-properties fo:hyphenate="false"/>
    </style:style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Überschrift1Zchn" style:display-name="Überschrift 1 Zchn" style:family="text" style:parent-style-name="Absatz-Standardschriftart">
      <style:text-properties style:font-name="Calibri Light" style:font-name-asian="Calibri" style:font-name-complex="DejaVu Sans" fo:color="#2F5496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Calibri" style:font-name-complex="DejaVu Sans" fo:color="#2F5496" fo:font-size="13pt" style:font-size-asian="13pt" style:font-size-complex="13pt"/>
    </style:style>
    <style:style style:name="KopfzeileZchn" style:display-name="Kopfzeile Zchn" style:family="text" style:parent-style-name="Absatz-Standardschriftart"/>
    <style:style style:name="FußzeileZchn" style:display-name="Fußzeile Zchn" style:family="text" style:parent-style-name="Absatz-Standardschriftar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T2" style:parent-style-name="Absatz-Standardschriftart" style:family="text">
      <style:text-properties fo:language="en" fo:country="GB"/>
    </style:style>
    <style:style style:name="T3" style:parent-style-name="Absatz-Standardschriftart" style:family="text">
      <style:text-properties fo:language="en" fo:country="GB"/>
    </style:style>
    <style:style style:name="P4" style:parent-style-name="Fußzeile" style:family="paragraph">
      <style:paragraph-properties fo:text-align="center"/>
    </style:style>
    <style:style style:name="P5" style:parent-style-name="Fußzeile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Kopfzeile">Johannes Hartmann<text:tab/><text:s/><text:span text:style-name="T2">Coursework</text:span><text:s/>1<text:tab/>OO<text:s/><text:span text:style-name="T3">Programming</text:span></text:p>
      </style:header>
      <style:footer>
        <text:p text:style-name="P4"/>
        <text:p text:style-name="P5"><text:page-number text:fixed="false">4</text:page-number></text:p>
        <text:p text:style-name="Fußzeile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hannes</meta:initial-creator>
    <dc:creator>Johannes</dc:creator>
    <meta:creation-date>2017-11-09T14:58:00Z</meta:creation-date>
    <dc:date>2017-12-13T19:22:00Z</dc:date>
    <meta:template xlink:href="Normal" xlink:type="simple"/>
    <meta:editing-cycles>39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9" meta:word-count="684" meta:character-count="4991" meta:row-count="35" meta:non-whitespace-character-count="4316"/>
  </office:meta>
</office:document-meta>
</file>